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style:font-name="Source Code Pro"/>
    </style:style>
    <style:style style:name="P3" style:family="paragraph" style:parent-style-name="Standard">
      <style:text-properties style:font-name="Source Code Pro" officeooo:rsid="0001e5be" officeooo:paragraph-rsid="0001e5be"/>
    </style:style>
    <style:style style:name="P4" style:family="paragraph" style:parent-style-name="Standard">
      <style:text-properties style:font-name="Source Code Pro" fo:font-weight="bold" style:font-weight-asian="bold" style:font-weight-complex="bold"/>
    </style:style>
    <style:style style:name="P5" style:family="paragraph" style:parent-style-name="Standard">
      <style:text-properties style:font-name="Source Code Pro" fo:font-weight="bold" officeooo:rsid="0001e5be" officeooo:paragraph-rsid="0001e5be" style:font-weight-asian="bold" style:font-weight-complex="bold"/>
    </style:style>
    <style:style style:name="P6" style:family="paragraph" style:parent-style-name="Standard">
      <style:paragraph-properties fo:text-align="start" style:justify-single-word="false"/>
      <style:text-properties style:font-name="Source Code Pro" fo:font-weight="bold" officeooo:rsid="000bfdb4" officeooo:paragraph-rsid="000bfdb4" style:font-weight-asian="bold" style:font-weight-complex="bold"/>
    </style:style>
    <style:style style:name="P7" style:family="paragraph" style:parent-style-name="Standard">
      <style:text-properties style:font-name="Source Code Pro" fo:font-weight="normal" style:font-weight-asian="normal" style:font-weight-complex="normal"/>
    </style:style>
    <style:style style:name="P8" style:family="paragraph" style:parent-style-name="Standard">
      <style:text-properties style:font-name="Source Code Pro" fo:font-weight="normal" officeooo:rsid="00037cc5" officeooo:paragraph-rsid="00037cc5" style:font-weight-asian="normal" style:font-weight-complex="normal"/>
    </style:style>
    <style:style style:name="P9" style:family="paragraph" style:parent-style-name="Standard">
      <style:text-properties style:font-name="Source Code Pro" fo:font-weight="normal" officeooo:rsid="00047ae3" officeooo:paragraph-rsid="00047ae3" style:font-weight-asian="normal" style:font-weight-complex="normal"/>
    </style:style>
    <style:style style:name="P10" style:family="paragraph" style:parent-style-name="Standard">
      <style:paragraph-properties fo:text-align="center" style:justify-single-word="false"/>
      <style:text-properties style:font-name="Source Code Pro" fo:font-weight="normal" officeooo:rsid="00047ae3" officeooo:paragraph-rsid="00047ae3" style:font-weight-asian="normal" style:font-weight-complex="normal"/>
    </style:style>
    <style:style style:name="P11" style:family="paragraph" style:parent-style-name="Standard">
      <style:paragraph-properties fo:text-align="start" style:justify-single-word="false"/>
      <style:text-properties style:font-name="Source Code Pro" fo:font-weight="normal" officeooo:rsid="000bfdb4" officeooo:paragraph-rsid="000bfdb4" style:font-weight-asian="normal" style:font-weight-complex="normal"/>
    </style:style>
    <style:style style:name="P12" style:family="paragraph" style:parent-style-name="Standard">
      <style:text-properties style:font-name="Source Code Pro" officeooo:rsid="0007f4ff" officeooo:paragraph-rsid="0007f4ff"/>
    </style:style>
    <style:style style:name="P13" style:family="paragraph" style:parent-style-name="Standard">
      <style:text-properties officeooo:paragraph-rsid="00066557"/>
    </style:style>
    <style:style style:name="T1" style:family="text">
      <style:text-properties officeooo:rsid="0001e5be"/>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style:font-name="Source Code Pro"/>
    </style:style>
    <style:style style:name="T5" style:family="text">
      <style:text-properties style:font-name="Source Code Pro" fo:font-weight="normal" officeooo:rsid="00066557" style:font-weight-asian="normal" style:font-weight-complex="normal"/>
    </style:style>
    <style:style style:name="T6" style:family="text">
      <style:text-properties officeooo:rsid="00037cc5"/>
    </style:style>
    <style:style style:name="T7" style:family="text">
      <style:text-properties officeooo:rsid="00053ccd"/>
    </style:style>
    <style:style style:name="T8" style:family="text">
      <style:text-properties officeooo:rsid="0008c1a0"/>
    </style:style>
    <style:style style:name="T9" style:family="text">
      <style:text-properties officeooo:rsid="000a12ce"/>
    </style:style>
    <style:style style:name="T10" style:family="text">
      <style:text-properties officeooo:rsid="000c246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INARY GAP*******************************************</text:span></text:p>
      <text:p text:style-name="P1"><text:a xlink:type="simple" xlink:href="https://app.codility.com/demo/results/trainingTVE2WU-3NG/" text:style-name="Internet_20_link" text:visited-style-name="Visited_20_Internet_20_Link"><text:span text:style-name="T4">https://app.codility.com/demo/results/trainingTVE2WU-3NG/</text:span></text:a><text:span text:style-name="T4"> </text:span></text:p>
      <text:p text:style-name="P2"/>
      <text:p text:style-name="P3">This was a good practice test. The first problem I ran into was not remembering how to convert a number to binary. Huge mistake, really important.</text:p>
      <text:p text:style-name="P5">yourNum.toString(2)<text:span text:style-name="T2"> DON’T FORGET IT AGAIN.</text:span></text:p>
      <text:p text:style-name="P5"><text:span text:style-name="T2">My solution used indexOf to find elements, most other people seemed to do counters instead. <text:s/>Mine works pretty well, though I had some trouble getting the correct index length AND remembering the correct search format for indexOf(). indexOf can take in two arguments, the item to search for, followed by the index to start from.</text:span></text:p>
      <text:p text:style-name="P5">myArr.indexOf(1, i+1)<text:span text:style-name="T2"> DON’T FORGET IT AGAIN. It was a bit messy at first because I could not remember if it searched the start index, OR <text:s/>started from the next one up. A tad bit important, I would say</text:span></text:p>
      <text:p text:style-name="P3">One other thing I could do was not bother converting the binary from a string to an array of numbers. Because indexOf() will work on a string, I could just search for indexOf(‘1’) instead of indexOf(1).</text:p>
      <text:p text:style-name="P2"/>
      <text:p text:style-name="P2"/>
      <text:p text:style-name="P2"><text:span text:style-name="T3">function solution(N) {</text:span></text:p>
      <text:p text:style-name="P4"><text:s text:c="4"/>// write your code in JavaScript (Node.js 8.9.4)</text:p>
      <text:p text:style-name="P4"><text:s text:c="4"/></text:p>
      <text:p text:style-name="P4"><text:s text:c="6"/>let final = 0;</text:p>
      <text:p text:style-name="P4"><text:s text:c="4"/>let longest = 0;</text:p>
      <text:p text:style-name="P4"><text:s text:c="4"/>let myString = N.toString(2);</text:p>
      <text:p text:style-name="P4"><text:s text:c="4"/>let myArr = Array.from(myString, Number)</text:p>
      <text:p text:style-name="P4"><text:s text:c="4"/></text:p>
      <text:p text:style-name="P4"><text:s text:c="4"/>//if(N &lt;= 1 || N != typeof Number || N &gt; 2147483647) return final = 0;</text:p>
      <text:p text:style-name="P4"><text:s text:c="4"/></text:p>
      <text:p text:style-name="P4"><text:s text:c="4"/>for(let i = 0; i &lt; myArr.length; i++) {</text:p>
      <text:p text:style-name="P4"><text:s text:c="8"/>if(myArr[i] ==1) {</text:p>
      <text:p text:style-name="P4"><text:s text:c="12"/>let myIndex = myArr.indexOf(1, i +1);</text:p>
      <text:p text:style-name="P4"><text:s text:c="12"/>if(myIndex !== -1) {</text:p>
      <text:p text:style-name="P4"><text:s text:c="16"/>let len = myArr.slice(i, myIndex -1)</text:p>
      <text:p text:style-name="P4"><text:s text:c="16"/>if(len.length &gt; longest) longest = len.length</text:p>
      <text:p text:style-name="P4"><text:s text:c="12"/>}</text:p>
      <text:p text:style-name="P4"><text:s text:c="8"/>}</text:p>
      <text:p text:style-name="P4"><text:s text:c="4"/>}</text:p>
      <text:p text:style-name="P4"><text:s text:c="4"/></text:p>
      <text:p text:style-name="P4"><text:s text:c="4"/>return longest</text:p>
      <text:p text:style-name="P4">}</text:p>
      <text:p text:style-name="P4"><text:soft-page-break/></text:p>
      <text:p text:style-name="P7">*************************<text:span text:style-name="T6">ROTATE ARRAY********************************</text:span></text:p>
      <text:p text:style-name="P7"/>
      <text:p text:style-name="P8">This one I had seen before, so I was happy and in my head already had an idea of what I wanted to do. You are given an array, and random number to rotate it by. For example, if the random number is a three you would move all elements forward three spots and return that array. My plane was to splice out the length of K from the end of the array, and put push it back onto the front of the original array. Since the splice method mutates the original array it would already be changed, so I would just have to save the splice() in a var and tack it on the front. </text:p>
      <text:p text:style-name="P8">MESSED UP: For some reason I thought I would put my new array, spliceArray, on the front of my original array by using splicedArray.concat(originalArray). I did that, BUT forgot concat() does not change the original arrays, <text:s/>it returns a new array. So when I returned splicedArray as my answer, it did not have the original array on it. Y<text:span text:style-name="T3">OU MUST SAVE CONCAT() RESULTS IN A VAR, IT DOES NOT MUTATE THE ORIGINAL ARRAYS.</text:span></text:p>
      <text:p text:style-name="P8">Honestly a really silly mistake but in a test without being able to look things up I would have done poorly.</text:p>
      <text:p text:style-name="P9">My code passed all the test cases, but I thought that adding a rotation length longer than the array length might mess things up, and sure enough it did. <text:span text:style-name="T7">When the length of the K variable was greater than the array length, my function would just return the original array. Because arr – K ended up being negative, so my slice() method would end up being negative arr.splice(arr.length -k) so it would splice the entire array since any number below one starts at an index <text:s/>0. Example, -55 would start at index 0. So I was emptying my whole array, saving it in a var, and joining it back to the original empty array!</text:span></text:p>
      <text:p text:style-name="P13"><text:span text:style-name="T5">After switching to doing a pop() and unshift() loop for the length of K it solved the problem, except for large numbers it was not efficient. Stackoverflow showed me the correct way. I was on the right track with my splice(). </text:span><text:a xlink:type="simple" xlink:href="https://codereview.stackexchange.com/questions/210530/leetcode-189-rotate-array" text:style-name="Internet_20_link" text:visited-style-name="Visited_20_Internet_20_Link">https://codereview.stackexchange.com/questions/210530/leetcode-189-rotate-array</text:a> </text:p>
      <text:p text:style-name="P12">The answer was really cool! Take K % arr.length and use it instead of <text:s/>K in your splice. The remainder <text:span text:style-name="T8">of K / arr.length will be K if arr.length is larger than K. If not, the remainder will be the amount the array is rotated around after all is said and done. 12 % 5 = 2 and after ending each element would be 2 places to the right of where they were originally.</text:span></text:p>
      <text:p text:style-name="P12"/>
      <text:p text:style-name="P12"/>
      <text:p text:style-name="P12"/>
      <text:p text:style-name="P12"><text:soft-page-break/>***************************<text:span text:style-name="T9">Find Odd Numbers in an Array**************</text:span></text:p>
      <text:p text:style-name="P12"><text:tab/></text:p>
      <text:p text:style-name="P10"><text:a xlink:type="simple" xlink:href="https://app.codility.com/programmers/lessons/2-arrays/odd_occurrences_in_array/start/" text:style-name="Internet_20_link" text:visited-style-name="Visited_20_Internet_20_Link">https://app.codility.com/programmers/lessons/2-arrays/odd_occurrences_in_array/start/</text:a> </text:p>
      <text:p text:style-name="P11">This one was really easy! Basically you have an array of numbers. Each number has an even number of that number except for one. Find the number that does not have a pair (the odd number) and return it.</text:p>
      <text:p text:style-name="P11">I used a hash style object and a for loop for each element, should be <text:s/>O(N). </text:p>
      <text:p text:style-name="P6">function solution(A) {</text:p>
      <text:p text:style-name="P6"><text:s text:c="4"/>// write your code in JavaScript (Node.js 8.9.4)</text:p>
      <text:p text:style-name="P6"><text:s text:c="4"/>let myHash = {}</text:p>
      <text:p text:style-name="P6"><text:s text:c="4"/>for(let i = 0; i &lt; A.length; i++) {</text:p>
      <text:p text:style-name="P6"><text:s text:c="8"/></text:p>
      <text:p text:style-name="P6"><text:s text:c="8"/>if(!myHash[A[i]]) {</text:p>
      <text:p text:style-name="P6"><text:s text:c="12"/>myHash[A[i]] = 1;</text:p>
      <text:p text:style-name="P6"><text:s text:c="8"/></text:p>
      <text:p text:style-name="P6"><text:s text:c="8"/>} else {</text:p>
      <text:p text:style-name="P6"><text:s text:c="12"/>delete myHash[A[i]]</text:p>
      <text:p text:style-name="P6"><text:s text:c="8"/>}</text:p>
      <text:p text:style-name="P6"><text:s text:c="4"/>}</text:p>
      <text:p text:style-name="P6"><text:s text:c="4"/></text:p>
      <text:p text:style-name="P6"><text:s text:c="4"/>let final = Object.keys(myHash)[0];</text:p>
      <text:p text:style-name="P6"><text:s text:c="4"/>return Number(final)</text:p>
      <text:p text:style-name="P6">}</text:p>
      <text:p text:style-name="P11"/>
      <text:p text:style-name="P11">I just added the number to the hash object as the key if it was present not present and assigned it a value of one. If it was present, I knew that number was not the answer so I deleted it from the hash. The final hash object should have just one key:value pair, the key being the number of the integer, and the value being 1 because there is only one of them.</text:p>
      <text:p text:style-name="P11">I had a TINY bit of trouble because the object key was a string, and I had to convert to a number first.</text:p>
      <text:p text:style-name="P11">A Map might be better here, since the order is remembered <text:span text:style-name="T10">and you can use numbers for keys.</text:span>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monospace" svg:font-family="monospace, monospace"/>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20-03-03T10:08:24.724000000</dc:date>
    <meta:editing-duration>PT20M37S</meta:editing-duration>
    <meta:editing-cycles>2</meta:editing-cycles>
    <meta:document-statistic meta:table-count="0" meta:image-count="0" meta:object-count="0" meta:page-count="3" meta:paragraph-count="60" meta:word-count="908" meta:character-count="5409" meta:non-whitespace-character-count="4309"/>
  </office:meta>
</office:document-meta>
</file>